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4DA000001640FE0308D.svm" manifest:media-type=""/>
  <manifest:file-entry manifest:full-path="Pictures/200000010000015F000001355994C027.svm" manifest:media-type=""/>
  <manifest:file-entry manifest:full-path="Pictures/20000001000001750000012DA8A3CF0F.svm" manifest:media-type=""/>
  <manifest:file-entry manifest:full-path="Pictures/20000001000001850000015B19571B3C.svm" manifest:media-type=""/>
  <manifest:file-entry manifest:full-path="Pictures/2000000100000124000000F2E51D2BF7.svm" manifest:media-type=""/>
  <manifest:file-entry manifest:full-path="Pictures/20000001000000FE000001038E021CBF.svm" manifest:media-type=""/>
  <manifest:file-entry manifest:full-path="Pictures/200000010000015300000124B14B37D1.svm" manifest:media-type=""/>
  <manifest:file-entry manifest:full-path="Pictures/20000001000000D8000000F2F8ADF435.svm" manifest:media-type=""/>
  <manifest:file-entry manifest:full-path="Pictures/20000001000002870000012DCDC03EB6.svm" manifest:media-type=""/>
  <manifest:file-entry manifest:full-path="Pictures/20000002000000E400000153390720A0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4§display§C_{dg}+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style:font-name="XB Tabriz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XB Tabriz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712cm" svg:height="3.301cm" svg:x="9.075cm" svg:y="0.881cm">
          <draw:image xlink:href="Pictures/20000002000000E400000153390720A0.eps" xlink:type="simple" xlink:show="embed" xlink:actuate="onLoad">
            <text:p/>
          </draw:image>
        </draw:frame>
        <draw:frame draw:style-name="gr2" draw:text-style-name="P1" draw:layer="layout" svg:width="0.904cm" svg:height="0.42cm" svg:x="10.921cm" svg:y="0.455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01cm" svg:height="0.337cm" svg:x="10.573cm" svg:y="1.469cm">
          <draw:image xlink:href="Pictures/20000001000000D8000000F2F8ADF435.svm" xlink:type="simple" xlink:show="embed" xlink:actuate="onLoad">
            <text:p/>
          </draw:image>
        </draw:frame>
        <draw:frame draw:style-name="gr4" draw:text-style-name="P1" draw:layer="layout" svg:width="0.473cm" svg:height="0.407cm" svg:x="11.812cm" svg:y="1.399cm">
          <draw:image xlink:href="Pictures/200000010000015300000124B14B37D1.svm" xlink:type="simple" xlink:show="embed" xlink:actuate="onLoad">
            <text:p/>
          </draw:image>
        </draw:frame>
        <draw:frame draw:style-name="gr5" draw:text-style-name="P1" draw:layer="layout" svg:width="0.354cm" svg:height="0.361cm" svg:x="9.74cm" svg:y="1.628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543cm" svg:height="0.484cm" svg:x="9.459cm" svg:y="3.266cm">
          <draw:image xlink:href="Pictures/20000001000001850000015B19571B3C.svm" xlink:type="simple" xlink:show="embed" xlink:actuate="onLoad">
            <text:p/>
          </draw:image>
        </draw:frame>
        <draw:frame draw:style-name="gr7" draw:text-style-name="P1" draw:layer="layout" svg:width="0.521cm" svg:height="0.42cm" svg:x="10.341cm" svg:y="3.298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49cm" svg:height="0.431cm" svg:x="11.79cm" svg:y="3.293cm">
          <draw:image xlink:href="Pictures/200000010000015F000001355994C027.svm" xlink:type="simple" xlink:show="embed" xlink:actuate="onLoad">
            <text:p/>
          </draw:image>
        </draw:frame>
        <draw:frame draw:style-name="gr9" draw:text-style-name="P1" draw:layer="layout" svg:width="0.407cm" svg:height="0.337cm" svg:x="8.557cm" svg:y="3.34cm">
          <draw:image xlink:href="Pictures/2000000100000124000000F2E51D2BF7.svm" xlink:type="simple" xlink:show="embed" xlink:actuate="onLoad">
            <text:p/>
          </draw:image>
        </draw:frame>
        <draw:frame draw:style-name="gr10" draw:text-style-name="P3" draw:layer="layout" svg:width="3.829cm" svg:height="1.513cm" svg:x="2.722cm" svg:y="0.642cm">
          <draw:text-box>
            <text:p text:style-name="P2"><text:span text:style-name="T1">بیرونی کپیسٹر نہ استعمال کرتے وقت</text:span></text:p>
            <text:p text:style-name="P2"><text:span text:style-name="T1">کی جگہ</text:span><text:span text:style-name="T2"> </text:span></text:p>
          </draw:text-box>
        </draw:frame>
        <draw:frame draw:style-name="gr11" draw:text-style-name="P1" draw:layer="layout" svg:width="1.737cm" svg:height="0.497cm" svg:x="2.97cm" svg:y="1.516cm">
          <draw:image xlink:href="Pictures/20000001000004DA000001640FE0308D.svm" xlink:type="simple" xlink:show="embed" xlink:actuate="onLoad">
            <text:p/>
          </draw:image>
        </draw:frame>
        <draw:frame draw:style-name="gr10" draw:text-style-name="P5" draw:layer="layout" svg:width="1.107cm" svg:height="0.653cm" svg:x="4.382cm" svg:y="1.561cm">
          <draw:text-box>
            <text:p text:style-name="P4"><text:span text:style-name="T3">بلا_ارادہ</text:span></text:p>
          </draw:text-box>
        </draw:frame>
        <draw:frame draw:style-name="gr5" draw:text-style-name="P1" draw:layer="layout" svg:width="0.354cm" svg:height="0.361cm" svg:x="2.498cm" svg:y="0.888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4" draw:layer="layout" svg:width="2.835cm" svg:height="0.848cm" svg:x="3.556cm" svg:y="2.114cm">
          <draw:text-box>
            <text:p text:style-name="P4"><text:span text:style-name="T1">کو استعمال میں لایا جاتا ہ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4T14:28:47</meta:creation-date>
    <meta:editing-duration>PT32M7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9:03:49.246822039</dc:date>
    <meta:document-statistic meta:object-count="14"/>
    <meta:template xlink:type="simple" xlink:actuate="onRequest" xlink:title="kkkFigures" xlink:href="../../../../.libreoffice/3/user/template/kkkFigures.otg" meta:date="2014-01-24T14:28:44"/>
  </office:meta>
</office:document-meta>
</file>